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.3035in" svg:height="3.5449in" svg:x="4.6138in" svg:y="1.3594in">
            <draw:object draw:notify-on-update-of-ranges="out.A1:out.A1 out.A2:out.A36 out.B1:out.B1 out.B2:out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49in" svg:x="11.1402in" svg:y="1.4535in">
            <draw:object draw:notify-on-update-of-ranges="out.A1:out.A1 out.A2:out.A36 out.C1:out.C1 out.C2:out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25in" svg:height="3.5449in" svg:x="6.9531in" svg:y="5.3228in">
            <draw:object draw:notify-on-update-of-ranges="out.A1:out.A1 out.A2:out.A36 out.D1:out.D1 out.D2:out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908" calcext:value-type="float">
            <text:p>2.8908</text:p>
          </table:table-cell>
          <table:table-cell office:value-type="float" office:value="481.73" calcext:value-type="float">
            <text:p>481.73</text:p>
          </table:table-cell>
          <table:table-cell office:value-type="float" office:value="5801.4" calcext:value-type="float">
            <text:p>580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356" calcext:value-type="float">
            <text:p>2.9356</text:p>
          </table:table-cell>
          <table:table-cell office:value-type="float" office:value="480.1" calcext:value-type="float">
            <text:p>480.1</text:p>
          </table:table-cell>
          <table:table-cell office:value-type="float" office:value="5776.5" calcext:value-type="float">
            <text:p>577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098" calcext:value-type="float">
            <text:p>2.9098</text:p>
          </table:table-cell>
          <table:table-cell office:value-type="float" office:value="490.86" calcext:value-type="float">
            <text:p>490.86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582" calcext:value-type="float">
            <text:p>2.7582</text:p>
          </table:table-cell>
          <table:table-cell office:value-type="float" office:value="492.64" calcext:value-type="float">
            <text:p>492.64</text:p>
          </table:table-cell>
          <table:table-cell office:value-type="float" office:value="5821.3" calcext:value-type="float">
            <text:p>582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576" calcext:value-type="float">
            <text:p>2.7576</text:p>
          </table:table-cell>
          <table:table-cell office:value-type="float" office:value="478.08" calcext:value-type="float">
            <text:p>478.08</text:p>
          </table:table-cell>
          <table:table-cell office:value-type="float" office:value="5727.7" calcext:value-type="float">
            <text:p>572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878" calcext:value-type="float">
            <text:p>2.6878</text:p>
          </table:table-cell>
          <table:table-cell office:value-type="float" office:value="467.68" calcext:value-type="float">
            <text:p>467.68</text:p>
          </table:table-cell>
          <table:table-cell office:value-type="float" office:value="5602.9" calcext:value-type="float">
            <text:p>5602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818" calcext:value-type="float">
            <text:p>2.5818</text:p>
          </table:table-cell>
          <table:table-cell office:value-type="float" office:value="458.07" calcext:value-type="float">
            <text:p>458.07</text:p>
          </table:table-cell>
          <table:table-cell office:value-type="float" office:value="5461.5" calcext:value-type="float">
            <text:p>546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135" calcext:value-type="float">
            <text:p>2.4135</text:p>
          </table:table-cell>
          <table:table-cell office:value-type="float" office:value="452.34" calcext:value-type="float">
            <text:p>452.34</text:p>
          </table:table-cell>
          <table:table-cell office:value-type="float" office:value="5397.4" calcext:value-type="float">
            <text:p>5397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274" calcext:value-type="float">
            <text:p>2.4274</text:p>
          </table:table-cell>
          <table:table-cell office:value-type="float" office:value="424.49" calcext:value-type="float">
            <text:p>424.49</text:p>
          </table:table-cell>
          <table:table-cell office:value-type="float" office:value="5222.4" calcext:value-type="float">
            <text:p>522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581" calcext:value-type="float">
            <text:p>2.3581</text:p>
          </table:table-cell>
          <table:table-cell office:value-type="float" office:value="436.87" calcext:value-type="float">
            <text:p>436.87</text:p>
          </table:table-cell>
          <table:table-cell office:value-type="float" office:value="5264.1" calcext:value-type="float">
            <text:p>526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401" calcext:value-type="float">
            <text:p>2.2401</text:p>
          </table:table-cell>
          <table:table-cell office:value-type="float" office:value="414.89" calcext:value-type="float">
            <text:p>414.89</text:p>
          </table:table-cell>
          <table:table-cell office:value-type="float" office:value="5205.7" calcext:value-type="float">
            <text:p>520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248" calcext:value-type="float">
            <text:p>2.2248</text:p>
          </table:table-cell>
          <table:table-cell office:value-type="float" office:value="413.19" calcext:value-type="float">
            <text:p>413.19</text:p>
          </table:table-cell>
          <table:table-cell office:value-type="float" office:value="5114.3" calcext:value-type="float">
            <text:p>5114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761" calcext:value-type="float">
            <text:p>2.1761</text:p>
          </table:table-cell>
          <table:table-cell office:value-type="float" office:value="402.17" calcext:value-type="float">
            <text:p>402.17</text:p>
          </table:table-cell>
          <table:table-cell office:value-type="float" office:value="5065.8" calcext:value-type="float">
            <text:p>506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429" calcext:value-type="float">
            <text:p>2.1429</text:p>
          </table:table-cell>
          <table:table-cell office:value-type="float" office:value="402.27" calcext:value-type="float">
            <text:p>402.27</text:p>
          </table:table-cell>
          <table:table-cell office:value-type="float" office:value="5264.6" calcext:value-type="float">
            <text:p>5264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274" calcext:value-type="float">
            <text:p>2.1274</text:p>
          </table:table-cell>
          <table:table-cell office:value-type="float" office:value="400.36" calcext:value-type="float">
            <text:p>400.36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485" calcext:value-type="float">
            <text:p>2.0485</text:p>
          </table:table-cell>
          <table:table-cell office:value-type="float" office:value="408.97" calcext:value-type="float">
            <text:p>408.97</text:p>
          </table:table-cell>
          <table:table-cell office:value-type="float" office:value="4933.4" calcext:value-type="float">
            <text:p>4933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163" calcext:value-type="float">
            <text:p>2.0163</text:p>
          </table:table-cell>
          <table:table-cell office:value-type="float" office:value="395.12" calcext:value-type="float">
            <text:p>395.12</text:p>
          </table:table-cell>
          <table:table-cell office:value-type="float" office:value="4899.4" calcext:value-type="float">
            <text:p>4899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366" calcext:value-type="float">
            <text:p>2.0366</text:p>
          </table:table-cell>
          <table:table-cell office:value-type="float" office:value="402.74" calcext:value-type="float">
            <text:p>402.74</text:p>
          </table:table-cell>
          <table:table-cell office:value-type="float" office:value="4914.4" calcext:value-type="float">
            <text:p>4914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003" calcext:value-type="float">
            <text:p>2.0003</text:p>
          </table:table-cell>
          <table:table-cell office:value-type="float" office:value="394.35" calcext:value-type="float">
            <text:p>394.35</text:p>
          </table:table-cell>
          <table:table-cell office:value-type="float" office:value="4862.2" calcext:value-type="float">
            <text:p>486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79" calcext:value-type="float">
            <text:p>1.979</text:p>
          </table:table-cell>
          <table:table-cell office:value-type="float" office:value="385.21" calcext:value-type="float">
            <text:p>385.21</text:p>
          </table:table-cell>
          <table:table-cell office:value-type="float" office:value="4833.3" calcext:value-type="float">
            <text:p>483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621" calcext:value-type="float">
            <text:p>1.9621</text:p>
          </table:table-cell>
          <table:table-cell office:value-type="float" office:value="390.39" calcext:value-type="float">
            <text:p>390.39</text:p>
          </table:table-cell>
          <table:table-cell office:value-type="float" office:value="4844.7" calcext:value-type="float">
            <text:p>4844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8697" calcext:value-type="float">
            <text:p>1.8697</text:p>
          </table:table-cell>
          <table:table-cell office:value-type="float" office:value="375.53" calcext:value-type="float">
            <text:p>375.53</text:p>
          </table:table-cell>
          <table:table-cell office:value-type="float" office:value="4804.3" calcext:value-type="float">
            <text:p>4804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708" calcext:value-type="float">
            <text:p>1.7708</text:p>
          </table:table-cell>
          <table:table-cell office:value-type="float" office:value="370.5" calcext:value-type="float">
            <text:p>370.5</text:p>
          </table:table-cell>
          <table:table-cell office:value-type="float" office:value="4743.1" calcext:value-type="float">
            <text:p>474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633" calcext:value-type="float">
            <text:p>1.7633</text:p>
          </table:table-cell>
          <table:table-cell office:value-type="float" office:value="370.54" calcext:value-type="float">
            <text:p>370.54</text:p>
          </table:table-cell>
          <table:table-cell office:value-type="float" office:value="4693.4" calcext:value-type="float">
            <text:p>4693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576" calcext:value-type="float">
            <text:p>1.7576</text:p>
          </table:table-cell>
          <table:table-cell office:value-type="float" office:value="369.94" calcext:value-type="float">
            <text:p>369.94</text:p>
          </table:table-cell>
          <table:table-cell office:value-type="float" office:value="4799.6" calcext:value-type="float">
            <text:p>4799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7252" calcext:value-type="float">
            <text:p>1.7252</text:p>
          </table:table-cell>
          <table:table-cell office:value-type="float" office:value="374.7" calcext:value-type="float">
            <text:p>374.7</text:p>
          </table:table-cell>
          <table:table-cell office:value-type="float" office:value="4620.8" calcext:value-type="float">
            <text:p>462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452" calcext:value-type="float">
            <text:p>1.6452</text:p>
          </table:table-cell>
          <table:table-cell office:value-type="float" office:value="366.92" calcext:value-type="float">
            <text:p>366.92</text:p>
          </table:table-cell>
          <table:table-cell office:value-type="float" office:value="4662.5" calcext:value-type="float">
            <text:p>466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306" calcext:value-type="float">
            <text:p>1.7306</text:p>
          </table:table-cell>
          <table:table-cell office:value-type="float" office:value="361.01" calcext:value-type="float">
            <text:p>361.01</text:p>
          </table:table-cell>
          <table:table-cell office:value-type="float" office:value="4634.6" calcext:value-type="float">
            <text:p>4634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197" calcext:value-type="float">
            <text:p>1.7197</text:p>
          </table:table-cell>
          <table:table-cell office:value-type="float" office:value="368.05" calcext:value-type="float">
            <text:p>368.05</text:p>
          </table:table-cell>
          <table:table-cell office:value-type="float" office:value="4646.3" calcext:value-type="float">
            <text:p>4646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029" calcext:value-type="float">
            <text:p>1.7029</text:p>
          </table:table-cell>
          <table:table-cell office:value-type="float" office:value="368.27" calcext:value-type="float">
            <text:p>368.27</text:p>
          </table:table-cell>
          <table:table-cell office:value-type="float" office:value="4656.4" calcext:value-type="float">
            <text:p>4656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707" calcext:value-type="float">
            <text:p>1.7707</text:p>
          </table:table-cell>
          <table:table-cell office:value-type="float" office:value="376.31" calcext:value-type="float">
            <text:p>376.31</text:p>
          </table:table-cell>
          <table:table-cell office:value-type="float" office:value="4669.1" calcext:value-type="float">
            <text:p>4669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88" calcext:value-type="float">
            <text:p>1.788</text:p>
          </table:table-cell>
          <table:table-cell office:value-type="float" office:value="372.38" calcext:value-type="float">
            <text:p>372.38</text:p>
          </table:table-cell>
          <table:table-cell office:value-type="float" office:value="4670.7" calcext:value-type="float">
            <text:p>4670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9688" calcext:value-type="float">
            <text:p>1.9688</text:p>
          </table:table-cell>
          <table:table-cell office:value-type="float" office:value="377.43" calcext:value-type="float">
            <text:p>377.43</text:p>
          </table:table-cell>
          <table:table-cell office:value-type="float" office:value="4744.7" calcext:value-type="float">
            <text:p>4744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9639" calcext:value-type="float">
            <text:p>1.9639</text:p>
          </table:table-cell>
          <table:table-cell office:value-type="float" office:value="387.91" calcext:value-type="float">
            <text:p>387.91</text:p>
          </table:table-cell>
          <table:table-cell office:value-type="float" office:value="4792.5" calcext:value-type="float">
            <text:p>4792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9853" calcext:value-type="float">
            <text:p>1.9853</text:p>
          </table:table-cell>
          <table:table-cell office:value-type="float" office:value="392.68" calcext:value-type="float">
            <text:p>392.68</text:p>
          </table:table-cell>
          <table:table-cell office:value-type="float" office:value="4971.4" calcext:value-type="float">
            <text:p>497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11:35:27.324733349</dc:date>
    <meta:editing-duration>PT38M27S</meta:editing-duration>
    <meta:editing-cycles>1</meta:editing-cycles>
    <meta:document-statistic meta:table-count="1" meta:cell-count="144" meta:object-count="3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3.848cm" svg:y="4.203cm" style:legend-expansion="high" chart:style-name="ch2"/>
        <chart:plot-area chart:style-name="ch3" table:cell-range-address="out.A1:out.B36" chart:data-source-has-labels="row" svg:x="0.32cm" svg:y="0.18cm" svg:width="13.208cm" svg:height="8.645cm">
          <chart:coordinate-region svg:x="1.047cm" svg:y="0.38cm" svg:width="12.20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:out.B36" chart:label-cell-address="out.B1:out.B1" chart:class="chart:scatter">
            <chart:domain table:cell-range-address="out.A2:out.A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all</text:p>
                <draw:g>
                  <svg:desc>out.B1:o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36</svg:desc>
                </draw:g>
              </table:table-cell>
              <table:table-cell office:value-type="float" office:value="2.8908">
                <text:p>2.8908</text:p>
                <draw:g>
                  <svg:desc>out.B2:out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9356">
                <text:p>2.9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9098">
                <text:p>2.9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582">
                <text:p>2.7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576">
                <text:p>2.7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6878">
                <text:p>2.6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5818">
                <text:p>2.5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4135">
                <text:p>2.4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4274">
                <text:p>2.4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3581">
                <text:p>2.3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2401">
                <text:p>2.2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2248">
                <text:p>2.2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1761">
                <text:p>2.1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1429">
                <text:p>2.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1274">
                <text:p>2.1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485">
                <text:p>2.0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0163">
                <text:p>2.0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366">
                <text:p>2.0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0003">
                <text:p>2.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979">
                <text:p>1.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9621">
                <text:p>1.9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.8697">
                <text:p>1.8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.7708">
                <text:p>1.7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.7633">
                <text:p>1.7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1.7576">
                <text:p>1.7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.7252">
                <text:p>1.7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1.6452">
                <text:p>1.64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.7306">
                <text:p>1.7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1.7197">
                <text:p>1.7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.7029">
                <text:p>1.7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.7707">
                <text:p>1.7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  <table:table-cell office:value-type="float" office:value="1.9688">
                <text:p>1.9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.9639">
                <text:p>1.9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1.9853">
                <text:p>1.9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3.423cm" svg:y="4.203cm" style:legend-expansion="high" chart:style-name="ch2"/>
        <chart:plot-area chart:style-name="ch3" table:cell-range-address="out.A1:out.A36 out.C1:out.C36" chart:data-source-has-labels="row" svg:x="0.319cm" svg:y="0.18cm" svg:width="12.785cm" svg:height="8.645cm">
          <chart:coordinate-region svg:x="1.126cm" svg:y="0.38cm" svg:width="11.69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C2:out.C36" chart:label-cell-address="out.C1:out.C1" chart:class="chart:scatter">
            <chart:domain table:cell-range-address="out.A2:out.A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dium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36</svg:desc>
                </draw:g>
              </table:table-cell>
              <table:table-cell office:value-type="float" office:value="481.73">
                <text:p>481.73</text:p>
                <draw:g>
                  <svg:desc>out.C2:out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80.1">
                <text:p>48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0.86">
                <text:p>49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92.64">
                <text:p>492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78.08">
                <text:p>478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67.68">
                <text:p>467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58.07">
                <text:p>458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2.34">
                <text:p>452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4.49">
                <text:p>424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36.87">
                <text:p>436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4.89">
                <text:p>414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13.19">
                <text:p>413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2.17">
                <text:p>402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02.27">
                <text:p>402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00.36">
                <text:p>400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8.97">
                <text:p>408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95.12">
                <text:p>395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02.74">
                <text:p>402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94.35">
                <text:p>394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5.21">
                <text:p>385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90.39">
                <text:p>390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75.53">
                <text:p>375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370.54">
                <text:p>37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369.94">
                <text:p>369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366.92">
                <text:p>366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361.01">
                <text:p>36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368.05">
                <text:p>368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368.27">
                <text:p>368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376.31">
                <text:p>376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372.38">
                <text:p>372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  <table:table-cell office:value-type="float" office:value="377.43">
                <text:p>377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387.91">
                <text:p>387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392.68">
                <text:p>392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3.899cm" svg:y="4.203cm" style:legend-expansion="high" chart:style-name="ch2"/>
        <chart:plot-area chart:style-name="ch3" table:cell-range-address="out.A1:out.A36 out.D1:out.D36" chart:data-source-has-labels="row" svg:x="0.319cm" svg:y="0.18cm" svg:width="13.261cm" svg:height="8.645cm">
          <chart:coordinate-region svg:x="1.311cm" svg:y="0.38cm" svg:width="11.98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D2:out.D36" chart:label-cell-address="out.D1:out.D1" chart:class="chart:scatter">
            <chart:domain table:cell-range-address="out.A2:out.A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rge</text:p>
                <draw:g>
                  <svg:desc>out.D1: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36</svg:desc>
                </draw:g>
              </table:table-cell>
              <table:table-cell office:value-type="float" office:value="5801.4">
                <text:p>5801.4</text:p>
                <draw:g>
                  <svg:desc>out.D2:out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76.5">
                <text:p>577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821.3">
                <text:p>582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727.7">
                <text:p>572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602.9">
                <text:p>560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61.5">
                <text:p>546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397.4">
                <text:p>539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222.4">
                <text:p>52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264.1">
                <text:p>526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205.7">
                <text:p>5205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114.3">
                <text:p>511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065.8">
                <text:p>506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264.6">
                <text:p>5264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933.4">
                <text:p>493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99.4">
                <text:p>489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914.4">
                <text:p>491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62.2">
                <text:p>486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833.3">
                <text:p>483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844.7">
                <text:p>484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4804.3">
                <text:p>4804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4743.1">
                <text:p>474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693.4">
                <text:p>469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4799.6">
                <text:p>479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620.8">
                <text:p>462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662.5">
                <text:p>466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4634.6">
                <text:p>463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4646.3">
                <text:p>4646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4656.4">
                <text:p>4656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4669.1">
                <text:p>4669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4670.7">
                <text:p>467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  <table:table-cell office:value-type="float" office:value="4744.7">
                <text:p>474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4792.5">
                <text:p>479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4971.4">
                <text:p>497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